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80000018D8F4ED54FF193F7BE.jpg" manifest:media-type="image/jpeg"/>
  <manifest:file-entry manifest:full-path="Pictures/10000000000001180000018D83BAF77BC9F2975D.jpg" manifest:media-type="image/jpeg"/>
  <manifest:file-entry manifest:full-path="Pictures/10000000000001180000018D308E8F78AA503DF8.jpg" manifest:media-type="image/jpeg"/>
  <manifest:file-entry manifest:full-path="Pictures/10000000000001180000018D449F914A27472825.jpg" manifest:media-type="image/jpeg"/>
  <manifest:file-entry manifest:full-path="Pictures/10000000000001180000018DF02FBB05AA2A2BA8.jpg" manifest:media-type="image/jpeg"/>
  <manifest:file-entry manifest:full-path="Pictures/10000000000001180000018DE82FC20D401ECB85.jpg" manifest:media-type="image/jpeg"/>
  <manifest:file-entry manifest:full-path="Pictures/10000000000001180000018DB196895EC94621DD.jpg" manifest:media-type="image/jpeg"/>
  <manifest:file-entry manifest:full-path="Pictures/10000000000001180000018DDE2A921C6E7DA8C3.jpg" manifest:media-type="image/jpeg"/>
  <manifest:file-entry manifest:full-path="Pictures/10000000000001180000018D775D3B5E3C2B9364.jpg" manifest:media-type="image/jpeg"/>
  <manifest:file-entry manifest:full-path="Pictures/10000000000001180000018DBCB9C20DC00BB82C.jpg" manifest:media-type="image/jpeg"/>
  <manifest:file-entry manifest:full-path="Pictures/10000000000001180000018D3CE689F9AB7F992D.jpg" manifest:media-type="image/jpeg"/>
  <manifest:file-entry manifest:full-path="Pictures/10000000000001180000018D3C66D75A03799C56.jpg" manifest:media-type="image/jpeg"/>
  <manifest:file-entry manifest:full-path="Pictures/10000000000001180000018D3AA31EE61E0287A1.jpg" manifest:media-type="image/jpeg"/>
  <manifest:file-entry manifest:full-path="Pictures/10000000000001180000018D837B782F120F713D.jpg" manifest:media-type="image/jpeg"/>
  <manifest:file-entry manifest:full-path="Pictures/10000000000001180000018DDE7872E7DF7DAF9A.jpg" manifest:media-type="image/jpeg"/>
  <manifest:file-entry manifest:full-path="Pictures/10000000000001180000018DC457703377D37D3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407cm" svg:height="10.503cm" svg:x="22.25cm" svg:y="10.5cm">
          <draw:image xlink:href="Pictures/10000000000001180000018D449F914A27472825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svg:x="0cm" svg:y="10.497cm">
          <draw:image xlink:href="Pictures/10000000000001180000018DF02FBB05AA2A2BA8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svg:x="7.438cm" svg:y="10.497cm">
          <draw:image xlink:href="Pictures/10000000000001180000018DE82FC20D401ECB85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svg:x="14.686cm" svg:y="10.5cm">
          <draw:image xlink:href="Pictures/10000000000001180000018DDE2A921C6E7DA8C3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draw:transform="rotate (-3.14159265358979) translate (7.407cm 10.5cm)">
          <draw:image xlink:href="Pictures/10000000000001180000018D3CE689F9AB7F992D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draw:transform="rotate (-3.14159265358979) translate (14.907cm 10.5cm)">
          <draw:image xlink:href="Pictures/10000000000001180000018DBCB9C20DC00BB82C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draw:transform="rotate (-3.14159265358979) translate (22.347cm 10.531cm)">
          <draw:image xlink:href="Pictures/10000000000001180000018DB196895EC94621DD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draw:transform="rotate (-3.14159265358979) translate (29.657cm 10.503cm)">
          <draw:image xlink:href="Pictures/10000000000001180000018D3C66D75A03799C56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7.407cm" svg:height="10.503cm" svg:x="0cm" svg:y="10.5cm">
          <draw:image xlink:href="Pictures/10000000000001180000018D775D3B5E3C2B9364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svg:x="7.5cm" svg:y="10.497cm">
          <draw:image xlink:href="Pictures/10000000000001180000018D837B782F120F713D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svg:x="14.718cm" svg:y="10.497cm">
          <draw:image xlink:href="Pictures/10000000000001180000018D3AA31EE61E0287A1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svg:x="22.293cm" svg:y="10.497cm">
          <draw:image xlink:href="Pictures/10000000000001180000018DDE7872E7DF7DAF9A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draw:transform="rotate (-3.14159265358979) translate (7.406cm 10.499cm)">
          <draw:image xlink:href="Pictures/10000000000001180000018DC457703377D37D3F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draw:transform="rotate (-3.14159265358979) translate (14.906cm 10.499cm)">
          <draw:image xlink:href="Pictures/10000000000001180000018D308E8F78AA503DF8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draw:transform="rotate (-3.14159265358979) translate (22.406cm 10.499cm)">
          <draw:image xlink:href="Pictures/10000000000001180000018D83BAF77BC9F2975D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draw:transform="rotate (-3.14159265358979) translate (29.699cm 10.502cm)">
          <draw:image xlink:href="Pictures/10000000000001180000018D8F4ED54FF193F7B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Noël Macé</meta:initial-creator>
    <meta:creation-date>2021-06-28T14:46:52.190241203</meta:creation-date>
    <dc:date>2021-06-30T02:45:36.746259245</dc:date>
    <dc:creator>Noël Macé</dc:creator>
    <meta:editing-duration>PT1H2M16S</meta:editing-duration>
    <meta:editing-cycles>2</meta:editing-cycles>
    <meta:generator>LibreOffice/7.1.3.2$Linux_X86_64 LibreOffice_project/10$Build-2</meta:generator>
    <meta:document-statistic meta:object-count="16"/>
  </office:meta>
</office:document-meta>
</file>